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2" style:family="paragraph" style:parent-style-name="Standard">
      <style:text-properties fo:language="nb" fo:country="NO"/>
    </style:style>
    <style:style style:name="P3" style:family="paragraph" style:parent-style-name="Standard" style:list-style-name="WW8Num13"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sikt</text:p>
      <text:p text:style-name="P2">Skjermbildet viser første side med prosjekter registrert i basen. </text:p>
      <text:p text:style-name="P2">Antall rader som skal vises pr side kan endres i egen meny under Preferences. </text:p>
      <text:p text:style-name="P2"/>
      <text:p text:style-name="P2">For å finne et bestemt prosjekt har du følgende muligheter;</text:p>
      <text:list xml:id="list31238962" text:style-name="WW8Num13">
        <text:list-item>
          <text:p text:style-name="P3">bruke søkefelt oppe til høyre i skjermbildet til å søke på </text:p>
          <text:list>
            <text:list-item>
              <text:p text:style-name="P3">hele eller deler av prosjekt navn</text:p>
            </text:list-item>
            <text:list-item>
              <text:p text:style-name="P3">prosjekt ID nr</text:p>
            </text:list-item>
            <text:list-item>
              <text:p text:style-name="P3">objekt ID, som gir oversikt over registrerte prosjekt på objektet</text:p>
            </text:list-item>
            <text:list-item>
              <text:p text:style-name="P3">dato-søk, velg start- og sluttdato fra kalenderfunksjon og klikk «Submit». Valgte datoer fremkommer i skjermbildet for prosjektoversikten. Klikk deretter «Søk»-boksen</text:p>
            </text:list-item>
          </text:list>
        </text:list-item>
        <text:list-item>
          <text:p text:style-name="P3">sorter innholdet i visningen vekselvis stigende/synkende for kolonner med mørk gråfarge i heading (kolonnene prosjekt, gruppe, eiendom og adresse)</text:p>
        </text:list-item>
        <text:list-item>
          <text:p text:style-name="P3">bla side for side eventuelt klikk direkte på ønsket side til venstre over tabellen</text:p>
        </text:list-item>
        <text:list-item>
          <text:p text:style-name="P3">klikk på en objekt ID i skjermbildet for å filtrere listen på dette objektet. Du får da en oversikt over prosjekt registrert på dette objektet</text:p>
        </text:list-item>
        <text:list-item>
          <text:p text:style-name="P3">bruk nedtrekksmenyer i overkant av tabellen for å filtrere listen. Lista kan filtreres på </text:p>
          <text:list>
            <text:list-item>
              <text:p text:style-name="P3">distrikt </text:p>
            </text:list-item>
            <text:list-item>
              <text:p text:style-name="P3">kategori</text:p>
            </text:list-item>
            <text:list-item>
              <text:p text:style-name="P3">status</text:p>
            </text:list-item>
            <text:list-item>
              <text:p text:style-name="P3">post-kategorier (eksempelvis prosjekter med poster av type «Hærverk»)</text:p>
            </text:list-item>
            <text:list-item>
              <text:p text:style-name="P3">bruker</text:p>
            </text:list-item>
            <text:list-item>
              <text:p text:style-name="P3">kriterier</text:p>
            </text:list-item>
          </text:list>
        </text:list-item>
      </text:list>
      <text:p text:style-name="P2"/>
      <text:p text:style-name="P2">Prosjektoversikten kan eksporteres til Excel ved å klikke «Last ned» oppe til høyre i skjermbildet.</text:p>
      <text:p text:style-name="P2"><text:s/></text:p>
      <text:p text:style-name="P2">Dersom prosjektet er opprettet med bakgrunn i en melding i Helpdesk, refereres det til ID nr til denne i kolonne melding. Ved å klikke aktuell ID havner du på den meldinga i Helpdesk.</text:p>
      <text:p text:style-name="P2"/>
      <text:p text:style-name="P2">For å legge til ny melding, klikk «Legg til».</text:p>
      <text:p text:style-name="P2"/>
      <text:p text:style-name="P2">For å se på, redigere eller slette et prosjekt, høyreklikk hvorsomhelst på rad for aktuelt prosjekt og velg handling fra hurtigme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43:23</meta:creation-date>
    <dc:creator>knut vidar olsen</dc:creator>
    <dc:date>2009-10-13T11:13:45.96</dc:date>
    <dc:language>en-US</dc:language>
    <meta:editing-cycles>7</meta:editing-cycles>
    <meta:editing-duration>PT00H35M41S</meta:editing-duration>
    <meta:document-statistic meta:table-count="0" meta:image-count="0" meta:object-count="0" meta:page-count="1" meta:paragraph-count="24" meta:word-count="262" meta:character-count="1590"/>
    <meta:user-defined meta:name="Info 1"/>
    <meta:user-defined meta:name="Info 2"/>
    <meta:user-defined meta:name="Info 3"/>
    <meta:user-defined meta:name="Info 4"/>
  </office:meta>
</office:document-meta>
</file>